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44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5" calcext:value-type="float">
            <text:p>5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1" calcext:value-type="float">
            <text:p>11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4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8" calcext:value-type="float">
            <text:p>8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.00.0000</text:date>, <text:time style:data-style-name="N2" text:time-value="21:52:06.07002317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2-11T23:17:55.147853805</dc:date>
    <meta:editing-duration>P107DT2H43M56S</meta:editing-duration>
    <meta:editing-cycles>638</meta:editing-cycles>
    <meta:document-statistic meta:table-count="5" meta:cell-count="649" meta:object-count="0"/>
  </office:meta>
</office:document-meta>
</file>